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d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abela de/dx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tabela alcance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erg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4"/>
          <table:table-cell office:value-type="string" calcext:value-type="string">
            <text:p>Energ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564" calcext:value-type="float">
            <text:p>0.564</text:p>
          </table:table-cell>
          <table:table-cell office:value-type="float" office:value="0.53" calcext:value-type="float">
            <text:p>0.53</text:p>
          </table:table-cell>
          <table:table-cell table:formula="of:=[.D4]*[.$D$23]+[.E5]*[.$E$23]" office:value-type="float" office:value="0.5808" calcext:value-type="float">
            <text:p>0.5808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2" calcext:value-type="float">
            <text:p>0.132</text:p>
          </table:table-cell>
          <table:table-cell table:formula="of:=[.L4]*[.$L$23]+[.M4]*[.$M$23]" office:value-type="float" office:value="0.12489" calcext:value-type="float">
            <text:p>0.124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44" calcext:value-type="float">
            <text:p>0.644</text:p>
          </table:table-cell>
          <table:table-cell table:formula="of:=[.D5]*[.$D$23]+[.E6]*[.$E$23]" office:value-type="float" office:value="0.70353" calcext:value-type="float">
            <text:p>0.70353</text:p>
          </table:table-cell>
          <table:table-cell table:number-columns-repeated="4"/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181" calcext:value-type="float">
            <text:p>0.181</text:p>
          </table:table-cell>
          <table:table-cell table:formula="of:=[.L5]*[.$L$23]+[.M5]*[.$M$23]" office:value-type="float" office:value="0.17231" calcext:value-type="float">
            <text:p>0.172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28" calcext:value-type="float">
            <text:p>0.128</text:p>
          </table:table-cell>
          <table:table-cell office:value-type="float" office:value="0.817" calcext:value-type="float">
            <text:p>0.817</text:p>
          </table:table-cell>
          <table:table-cell office:value-type="float" office:value="0.777" calcext:value-type="float">
            <text:p>0.777</text:p>
          </table:table-cell>
          <table:table-cell table:formula="of:=[.D6]*[.$D$23]+[.E7]*[.$E$23]" office:value-type="float" office:value="0.84073" calcext:value-type="float">
            <text:p>0.84073</text:p>
          </table:table-cell>
          <table:table-cell table:number-columns-repeated="4"/>
          <table:table-cell office:value-type="float" office:value="0.128" calcext:value-type="float">
            <text:p>0.1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table:formula="of:=[.L6]*[.$L$23]+[.M6]*[.$M$23]" office:value-type="float" office:value="0.23515" calcext:value-type="float">
            <text:p>0.235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01" calcext:value-type="float">
            <text:p>0.20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3" calcext:value-type="float">
            <text:p>0.93</text:p>
          </table:table-cell>
          <table:table-cell table:formula="of:=[.D7]*[.$D$23]+[.E8]*[.$E$23]" office:value-type="float" office:value="1.02026" calcext:value-type="float">
            <text:p>1.02026</text:p>
          </table:table-cell>
          <table:table-cell table:number-columns-repeated="4"/>
          <table:table-cell office:value-type="float" office:value="0.201" calcext:value-type="float">
            <text:p>0.20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" calcext:value-type="float">
            <text:p>0.33</text:p>
          </table:table-cell>
          <table:table-cell table:formula="of:=[.L7]*[.$L$23]+[.M7]*[.$M$23]" office:value-type="float" office:value="0.31578" calcext:value-type="float">
            <text:p>0.315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1.303" calcext:value-type="float">
            <text:p>1.303</text:p>
          </table:table-cell>
          <table:table-cell office:value-type="float" office:value="1.262" calcext:value-type="float">
            <text:p>1.262</text:p>
          </table:table-cell>
          <table:table-cell table:formula="of:=[.D8]*[.$D$23]+[.E9]*[.$E$23]" office:value-type="float" office:value="1.32106" calcext:value-type="float">
            <text:p>1.3210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513" calcext:value-type="float">
            <text:p>0.513</text:p>
          </table:table-cell>
          <table:table-cell table:formula="of:=[.L8]*[.$L$23]+[.M8]*[.$M$23]" office:value-type="float" office:value="0.49483" calcext:value-type="float">
            <text:p>0.494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442" calcext:value-type="float">
            <text:p>1.442</text:p>
          </table:table-cell>
          <table:table-cell office:value-type="float" office:value="1.389" calcext:value-type="float">
            <text:p>1.389</text:p>
          </table:table-cell>
          <table:table-cell table:formula="of:=[.D9]*[.$D$23]+[.E10]*[.$E$23]" office:value-type="float" office:value="1.46384" calcext:value-type="float">
            <text:p>1.4638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563" calcext:value-type="float">
            <text:p>0.563</text:p>
          </table:table-cell>
          <table:table-cell office:value-type="float" office:value="0.588" calcext:value-type="float">
            <text:p>0.588</text:p>
          </table:table-cell>
          <table:table-cell table:formula="of:=[.L9]*[.$L$23]+[.M9]*[.$M$23]" office:value-type="float" office:value="0.56825" calcext:value-type="float">
            <text:p>0.568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1.604" calcext:value-type="float">
            <text:p>1.604</text:p>
          </table:table-cell>
          <table:table-cell office:value-type="float" office:value="1.546" calcext:value-type="float">
            <text:p>1.546</text:p>
          </table:table-cell>
          <table:table-cell table:formula="of:=[.D10]*[.$D$23]+[.E11]*[.$E$23]" office:value-type="float" office:value="1.61681" calcext:value-type="float">
            <text:p>1.61681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84" calcext:value-type="float">
            <text:p>0.684</text:p>
          </table:table-cell>
          <table:table-cell table:formula="of:=[.L10]*[.$L$23]+[.M10]*[.$M$23]" office:value-type="float" office:value="0.6603" calcext:value-type="float">
            <text:p>0.66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734" calcext:value-type="float">
            <text:p>1.734</text:p>
          </table:table-cell>
          <table:table-cell office:value-type="float" office:value="1.665" calcext:value-type="float">
            <text:p>1.665</text:p>
          </table:table-cell>
          <table:table-cell table:formula="of:=[.D11]*[.$D$23]+[.E12]*[.$E$23]" office:value-type="float" office:value="1.73694" calcext:value-type="float">
            <text:p>1.73694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83" calcext:value-type="float">
            <text:p>0.783</text:p>
          </table:table-cell>
          <table:table-cell table:formula="of:=[.L11]*[.$L$23]+[.M11]*[.$M$23]" office:value-type="float" office:value="0.75693" calcext:value-type="float">
            <text:p>0.756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816" calcext:value-type="float">
            <text:p>1.816</text:p>
          </table:table-cell>
          <table:table-cell office:value-type="float" office:value="1.748" calcext:value-type="float">
            <text:p>1.748</text:p>
          </table:table-cell>
          <table:table-cell table:formula="of:=[.D12]*[.$D$23]+[.E13]*[.$E$23]" office:value-type="float" office:value="1.78912" calcext:value-type="float">
            <text:p>1.789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office:value-type="float" office:value="0.9" calcext:value-type="float">
            <text:p>0.9</text:p>
          </table:table-cell>
          <table:table-cell table:formula="of:=[.L12]*[.$L$23]+[.M12]*[.$M$23]" office:value-type="float" office:value="0.87077" calcext:value-type="float">
            <text:p>0.870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776" calcext:value-type="float">
            <text:p>1.776</text:p>
          </table:table-cell>
          <table:table-cell office:value-type="float" office:value="1.688" calcext:value-type="float">
            <text:p>1.688</text:p>
          </table:table-cell>
          <table:table-cell table:formula="of:=[.D13]*[.$D$23]+[.E14]*[.$E$23]" office:value-type="float" office:value="1.73085" calcext:value-type="float">
            <text:p>1.73085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1.193" calcext:value-type="float">
            <text:p>1.193</text:p>
          </table:table-cell>
          <table:table-cell office:value-type="float" office:value="1.246" calcext:value-type="float">
            <text:p>1.246</text:p>
          </table:table-cell>
          <table:table-cell table:formula="of:=[.L13]*[.$L$23]+[.M13]*[.$M$23]" office:value-type="float" office:value="1.20413" calcext:value-type="float">
            <text:p>1.204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office:value-type="float" office:value="1.561" calcext:value-type="float">
            <text:p>1.561</text:p>
          </table:table-cell>
          <table:table-cell table:formula="of:=[.D14]*[.$D$23]+[.E15]*[.$E$23]" office:value-type="float" office:value="1.58645" calcext:value-type="float">
            <text:p>1.5864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428" calcext:value-type="float">
            <text:p>1.428</text:p>
          </table:table-cell>
          <table:table-cell office:value-type="float" office:value="1.493" calcext:value-type="float">
            <text:p>1.493</text:p>
          </table:table-cell>
          <table:table-cell table:formula="of:=[.L14]*[.$L$23]+[.M14]*[.$M$23]" office:value-type="float" office:value="1.44165" calcext:value-type="float">
            <text:p>1.441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401" calcext:value-type="float">
            <text:p>2.401</text:p>
          </table:table-cell>
          <table:table-cell office:value-type="float" office:value="1.458" calcext:value-type="float">
            <text:p>1.458</text:p>
          </table:table-cell>
          <table:table-cell office:value-type="float" office:value="1.385" calcext:value-type="float">
            <text:p>1.385</text:p>
          </table:table-cell>
          <table:table-cell table:formula="of:=[.D15]*[.$D$23]+[.E16]*[.$E$23]" office:value-type="float" office:value="1.40949" calcext:value-type="float">
            <text:p>1.40949</text:p>
          </table:table-cell>
          <table:table-cell table:number-columns-repeated="4"/>
          <table:table-cell office:value-type="float" office:value="2.401" calcext:value-type="float">
            <text:p>2.401</text:p>
          </table:table-cell>
          <table:table-cell office:value-type="float" office:value="1.687" calcext:value-type="float">
            <text:p>1.687</text:p>
          </table:table-cell>
          <table:table-cell office:value-type="float" office:value="1.765" calcext:value-type="float">
            <text:p>1.765</text:p>
          </table:table-cell>
          <table:table-cell table:formula="of:=[.L15]*[.$L$23]+[.M15]*[.$M$23]" office:value-type="float" office:value="1.70338" calcext:value-type="float">
            <text:p>1.703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1.292" calcext:value-type="float">
            <text:p>1.292</text:p>
          </table:table-cell>
          <table:table-cell office:value-type="float" office:value="1.227" calcext:value-type="float">
            <text:p>1.227</text:p>
          </table:table-cell>
          <table:table-cell table:formula="of:=[.D16]*[.$D$23]+[.E17]*[.$E$23]" office:value-type="float" office:value="1.25126" calcext:value-type="float">
            <text:p>1.25126</text:p>
          </table:table-cell>
          <table:table-cell table:number-columns-repeated="4"/>
          <table:table-cell office:value-type="float" office:value="2.8" calcext:value-type="float">
            <text:p>2.8</text:p>
          </table:table-cell>
          <table:table-cell office:value-type="float" office:value="1.979" calcext:value-type="float">
            <text:p>1.979</text:p>
          </table:table-cell>
          <table:table-cell office:value-type="float" office:value="2.073" calcext:value-type="float">
            <text:p>2.073</text:p>
          </table:table-cell>
          <table:table-cell table:formula="of:=[.L16]*[.$L$23]+[.M16]*[.$M$23]" office:value-type="float" office:value="1.99874" calcext:value-type="float">
            <text:p>1.998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1.152" calcext:value-type="float">
            <text:p>1.152</text:p>
          </table:table-cell>
          <table:table-cell office:value-type="float" office:value="1.098" calcext:value-type="float">
            <text:p>1.098</text:p>
          </table:table-cell>
          <table:table-cell table:formula="of:=[.D17]*[.$D$23]+[.E18]*[.$E$23]" office:value-type="float" office:value="1.09908" calcext:value-type="float">
            <text:p>1.09908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2.308" calcext:value-type="float">
            <text:p>2.308</text:p>
          </table:table-cell>
          <table:table-cell office:value-type="float" office:value="2.418" calcext:value-type="float">
            <text:p>2.418</text:p>
          </table:table-cell>
          <table:table-cell table:formula="of:=[.L17]*[.$L$23]+[.M17]*[.$M$23]" office:value-type="float" office:value="2.3311" calcext:value-type="float">
            <text:p>2.33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949" calcext:value-type="float">
            <text:p>0.949</text:p>
          </table:table-cell>
          <table:table-cell office:value-type="float" office:value="0.9" calcext:value-type="float">
            <text:p>0.9</text:p>
          </table:table-cell>
          <table:table-cell table:formula="of:=[.D18]*[.$D$23]+[.E19]*[.$E$23]" office:value-type="float" office:value="0.90826" calcext:value-type="float">
            <text:p>0.9082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.079" calcext:value-type="float">
            <text:p>3.079</text:p>
          </table:table-cell>
          <table:table-cell office:value-type="float" office:value="3.227" calcext:value-type="float">
            <text:p>3.227</text:p>
          </table:table-cell>
          <table:table-cell table:formula="of:=[.L18]*[.$L$23]+[.M18]*[.$M$23]" office:value-type="float" office:value="3.11008" calcext:value-type="float">
            <text:p>3.11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55" calcext:value-type="float">
            <text:p>0.755</text:p>
          </table:table-cell>
          <table:table-cell table:formula="of:=[.D19]*[.$D$23]+[.E20]*[.$E$23]" office:value-type="float" office:value="0.75714" calcext:value-type="float">
            <text:p>0.757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.236" calcext:value-type="float">
            <text:p>4.236</text:p>
          </table:table-cell>
          <table:table-cell office:value-type="float" office:value="4.444" calcext:value-type="float">
            <text:p>4.444</text:p>
          </table:table-cell>
          <table:table-cell table:formula="of:=[.L19]*[.$L$23]+[.M19]*[.$M$23]" office:value-type="float" office:value="4.27968" calcext:value-type="float">
            <text:p>4.279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0.655" calcext:value-type="float">
            <text:p>0.655</text:p>
          </table:table-cell>
          <table:table-cell office:value-type="float" office:value="0.626" calcext:value-type="float">
            <text:p>0.626</text:p>
          </table:table-cell>
          <table:table-cell table:formula="of:=[.D20]*[.$D$23]+[.E21]*[.$E$23]" office:value-type="float" office:value="0.62875" calcext:value-type="float">
            <text:p>0.62875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6.189" calcext:value-type="float">
            <text:p>6.189</text:p>
          </table:table-cell>
          <table:table-cell office:value-type="float" office:value="6.487" calcext:value-type="float">
            <text:p>6.487</text:p>
          </table:table-cell>
          <table:table-cell table:formula="of:=[.L20]*[.$L$23]+[.M20]*[.$M$23]" office:value-type="float" office:value="6.25158" calcext:value-type="float">
            <text:p>6.251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556" calcext:value-type="float">
            <text:p>0.556</text:p>
          </table:table-cell>
          <table:table-cell office:value-type="float" office:value="0.53" calcext:value-type="float">
            <text:p>0.53</text:p>
          </table:table-cell>
          <table:table-cell table:formula="of:=[.D21]*[.$D$23]+[.E22]*[.$E$23]" office:value-type="float" office:value="0.43924" calcext:value-type="float">
            <text:p>0.439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8.851" calcext:value-type="float">
            <text:p>8.851</text:p>
          </table:table-cell>
          <table:table-cell office:value-type="float" office:value="9.277" calcext:value-type="float">
            <text:p>9.277</text:p>
          </table:table-cell>
          <table:table-cell table:formula="of:=[.L21]*[.$L$23]+[.M21]*[.$M$23]" office:value-type="float" office:value="8.94046" calcext:value-type="float">
            <text:p>8.9404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rcentagem</text:p>
          </table:table-cell>
          <table:table-cell office:value-type="float" office:value="0.79" calcext:value-type="float">
            <text:p>0.79</text:p>
          </table:table-cell>
          <table:table-cell office:value-type="float" office:value="0.21" calcext:value-type="float">
            <text:p>0.21</text:p>
          </table:table-cell>
          <table:table-cell table:number-columns-repeated="5"/>
          <table:table-cell office:value-type="string" calcext:value-type="string">
            <text:p>Percentagem</text:p>
          </table:table-cell>
          <table:table-cell office:value-type="float" office:value="0.79" calcext:value-type="float">
            <text:p>0.7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4T19:21:31.880596321</meta:creation-date>
    <meta:generator>LibreOffice/4.3.7.2$Linux_X86_64 LibreOffice_project/430$Build-2</meta:generator>
    <dc:date>2015-11-24T19:38:21.325266573</dc:date>
    <dc:creator>Goncalo Castro</dc:creator>
    <meta:editing-duration>PT1M11S</meta:editing-duration>
    <meta:editing-cycles>1</meta:editing-cycles>
    <meta:document-statistic meta:table-count="1" meta:cell-count="160" meta:object-count="0"/>
  </office:meta>
</office:document-meta>
</file>